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28mm"/>
    </style:style>
    <style:style style:name="co6" style:family="table-column">
      <style:table-column-properties fo:break-before="auto" style:column-width="33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sultados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number-columns-repeated="2" table:default-cell-style-name="Default"/>
        <table:table-column table:style-name="co4" table:number-columns-repeated="10" table:default-cell-style-name="Default"/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ize training set: 4858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2">
          <table:table-cell office:value-type="string" calcext:value-type="string">
            <text:p>------------------</text:p>
          </table:table-cell>
          <table:table-cell table:number-columns-repeated="5"/>
          <table:table-cell table:style-name="ce1" office:value-type="string" calcext:value-type="string">
            <text:p>Indian Pines</text:p>
          </table:table-cell>
          <table:table-cell table:number-columns-repeated="7"/>
          <table:table-cell table:style-name="ce1" office:value-type="string" calcext:value-type="string">
            <text:p>Pav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ults for patch size 5: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Arquitectura 4 batch normalization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3"/>
          <table:table-cell office:value-type="string" calcext:value-type="string">
            <text:p>Seed / Keep_prob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3.483" calcext:value-type="float">
            <text:p>93,483</text:p>
          </table:table-cell>
          <table:table-cell office:value-type="float" office:value="93.505" calcext:value-type="float">
            <text:p>93,505</text:p>
          </table:table-cell>
          <table:table-cell office:value-type="float" office:value="93.186" calcext:value-type="float">
            <text:p>93,186</text:p>
          </table:table-cell>
          <table:table-cell office:value-type="float" office:value="92.464" calcext:value-type="float">
            <text:p>92,46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3.844" calcext:value-type="float">
            <text:p>93,844</text:p>
          </table:table-cell>
          <table:table-cell office:value-type="float" office:value="93.865" calcext:value-type="float">
            <text:p>93,865</text:p>
          </table:table-cell>
          <table:table-cell office:value-type="float" office:value="94.056" calcext:value-type="float">
            <text:p>94,056</text:p>
          </table:table-cell>
          <table:table-cell office:value-type="float" office:value="92.804" calcext:value-type="float">
            <text:p>92,80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3.674" calcext:value-type="float">
            <text:p>93,674</text:p>
          </table:table-cell>
          <table:table-cell office:value-type="float" office:value="93.335" calcext:value-type="float">
            <text:p>93,335</text:p>
          </table:table-cell>
          <table:table-cell office:value-type="float" office:value="92.655" calcext:value-type="float">
            <text:p>92,655</text:p>
          </table:table-cell>
          <table:table-cell office:value-type="float" office:value="92.613" calcext:value-type="float">
            <text:p>92,61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3.271" calcext:value-type="float">
            <text:p>93,271</text:p>
          </table:table-cell>
          <table:table-cell office:value-type="float" office:value="93.144" calcext:value-type="float">
            <text:p>93,144</text:p>
          </table:table-cell>
          <table:table-cell office:value-type="float" office:value="92.91" calcext:value-type="float">
            <text:p>92,91</text:p>
          </table:table-cell>
          <table:table-cell office:value-type="float" office:value="92.995" calcext:value-type="float">
            <text:p>92,99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2.804" calcext:value-type="float">
            <text:p>92,804</text:p>
          </table:table-cell>
          <table:table-cell office:value-type="float" office:value="92.974" calcext:value-type="float">
            <text:p>92,974</text:p>
          </table:table-cell>
          <table:table-cell office:value-type="float" office:value="93.547" calcext:value-type="float">
            <text:p>93,547</text:p>
          </table:table-cell>
          <table:table-cell office:value-type="float" office:value="93.314" calcext:value-type="float">
            <text:p>93,31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2.931" calcext:value-type="float">
            <text:p>92,931</text:p>
          </table:table-cell>
          <table:table-cell office:value-type="float" office:value="93.611" calcext:value-type="float">
            <text:p>93,611</text:p>
          </table:table-cell>
          <table:table-cell office:value-type="float" office:value="93.186" calcext:value-type="float">
            <text:p>93,186</text:p>
          </table:table-cell>
          <table:table-cell office:value-type="float" office:value="93.101" calcext:value-type="float">
            <text:p>93,101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2.719" calcext:value-type="float">
            <text:p>92,719</text:p>
          </table:table-cell>
          <table:table-cell office:value-type="float" office:value="93.314" calcext:value-type="float">
            <text:p>93,314</text:p>
          </table:table-cell>
          <table:table-cell office:value-type="float" office:value="93.144" calcext:value-type="float">
            <text:p>93,144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3.207" calcext:value-type="float">
            <text:p>93,207</text:p>
          </table:table-cell>
          <table:table-cell office:value-type="float" office:value="93.377" calcext:value-type="float">
            <text:p>93,377</text:p>
          </table:table-cell>
          <table:table-cell office:value-type="float" office:value="93.63" calcext:value-type="float">
            <text:p>93,63</text:p>
          </table:table-cell>
          <table:table-cell office:value-type="float" office:value="92.69" calcext:value-type="float">
            <text:p>92,6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2.953" calcext:value-type="float">
            <text:p>92,953</text:p>
          </table:table-cell>
          <table:table-cell office:value-type="float" office:value="93.292" calcext:value-type="float">
            <text:p>93,292</text:p>
          </table:table-cell>
          <table:table-cell office:value-type="float" office:value="92.44" calcext:value-type="float">
            <text:p>92,44</text:p>
          </table:table-cell>
          <table:table-cell office:value-type="float" office:value="92.231" calcext:value-type="float">
            <text:p>92,23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4.355" calcext:value-type="float">
            <text:p>94,355</text:p>
          </table:table-cell>
          <table:table-cell office:value-type="float" office:value="94.226" calcext:value-type="float">
            <text:p>94,226</text:p>
          </table:table-cell>
          <table:table-cell office:value-type="float" office:value="93.759" calcext:value-type="float">
            <text:p>93,759</text:p>
          </table:table-cell>
          <table:table-cell office:value-type="float" office:value="93.101" calcext:value-type="float">
            <text:p>93,101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style-name="ce2" table:formula="of:=AVERAGE([.H13:.H22])" office:value-type="float" office:value="93.3241" calcext:value-type="float">
            <text:p>93,3241</text:p>
          </table:table-cell>
          <table:table-cell table:style-name="ce3" table:formula="of:=AVERAGE([.I13:.I22])" office:value-type="float" office:value="93.4643" calcext:value-type="float">
            <text:p>93,4643</text:p>
          </table:table-cell>
          <table:table-cell table:style-name="ce2" table:formula="of:=AVERAGE([.J13:.J22])" office:value-type="float" office:value="93.2513" calcext:value-type="float">
            <text:p>93,2513</text:p>
          </table:table-cell>
          <table:table-cell table:style-name="ce2" table:formula="of:=AVERAGE([.K13:.K22])" office:value-type="float" office:value="92.8125555555556" calcext:value-type="float">
            <text:p>92,812555555555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formula="of:=STDEV([.H13:.H22])" office:value-type="float" office:value="0.519203974047453" calcext:value-type="float">
            <text:p>0,519203974047453</text:p>
          </table:table-cell>
          <table:table-cell table:style-name="ce2" table:formula="of:=STDEV([.I13:.I22])" office:value-type="float" office:value="0.36263359224184" calcext:value-type="float">
            <text:p>0,36263359224184</text:p>
          </table:table-cell>
          <table:table-cell table:formula="of:=STDEV([.J13:.J22])" office:value-type="float" office:value="0.504035062713343" calcext:value-type="float">
            <text:p>0,504035062713343</text:p>
          </table:table-cell>
          <table:table-cell table:formula="of:=STDEV([.K13:.K22])" office:value-type="float" office:value="0.347445359413215" calcext:value-type="float">
            <text:p>0,347445359413215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Arquitectura 3 batch normalization</text:p>
          </table:table-cell>
          <table:table-cell table:number-columns-repeated="7"/>
          <table:table-cell office:value-type="string" calcext:value-type="string">
            <text:p>Arquitectura 3 batch normalization</text:p>
          </table:table-cell>
          <table:table-cell/>
          <table:table-cell office:value-type="string" calcext:value-type="string">
            <text:p>( Patch 3)</text:p>
          </table:table-cell>
          <table:table-cell table:number-columns-repeated="4"/>
          <table:table-cell office:value-type="string" calcext:value-type="string">
            <text:p>Arquitectura 3 batch normalization</text:p>
          </table:table-cell>
          <table:table-cell/>
          <table:table-cell office:value-type="string" calcext:value-type="string">
            <text:p>( Patch 5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eed / Keep_prob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ed / Keep_prob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ed / Keep_prob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3.314" calcext:value-type="float">
            <text:p>93,314</text:p>
          </table:table-cell>
          <table:table-cell office:value-type="float" office:value="93.292" calcext:value-type="float">
            <text:p>93,292</text:p>
          </table:table-cell>
          <table:table-cell office:value-type="float" office:value="93.887" calcext:value-type="float">
            <text:p>93,887</text:p>
          </table:table-cell>
          <table:table-cell office:value-type="float" office:value="93.25" calcext:value-type="float">
            <text:p>93,2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7.98" calcext:value-type="float">
            <text:p>87,98</text:p>
          </table:table-cell>
          <table:table-cell office:value-type="float" office:value="88.133" calcext:value-type="float">
            <text:p>88,133</text:p>
          </table:table-cell>
          <table:table-cell office:value-type="float" office:value="86.048" calcext:value-type="float">
            <text:p>86,048</text:p>
          </table:table-cell>
          <table:table-cell office:value-type="float" office:value="88.991" calcext:value-type="float">
            <text:p>88,99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9.686" calcext:value-type="float">
            <text:p>89,686</text:p>
          </table:table-cell>
          <table:table-cell office:value-type="float" office:value="91.17" calcext:value-type="float">
            <text:p>91,17</text:p>
          </table:table-cell>
          <table:table-cell office:value-type="float" office:value="89.078" calcext:value-type="float">
            <text:p>89,078</text:p>
          </table:table-cell>
          <table:table-cell office:value-type="float" office:value="89.453" calcext:value-type="float">
            <text:p>89,45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3.462" calcext:value-type="float">
            <text:p>93,462</text:p>
          </table:table-cell>
          <table:table-cell office:value-type="float" office:value="92.847" calcext:value-type="float">
            <text:p>92,847</text:p>
          </table:table-cell>
          <table:table-cell office:value-type="float" office:value="93.696" calcext:value-type="float">
            <text:p>93,696</text:p>
          </table:table-cell>
          <table:table-cell office:value-type="float" office:value="92.464" calcext:value-type="float">
            <text:p>92,46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89.01" calcext:value-type="float">
            <text:p>89,01</text:p>
          </table:table-cell>
          <table:table-cell office:value-type="float" office:value="90.808" calcext:value-type="float">
            <text:p>90,808</text:p>
          </table:table-cell>
          <table:table-cell office:value-type="float" office:value="89.498" calcext:value-type="float">
            <text:p>89,498</text:p>
          </table:table-cell>
          <table:table-cell office:value-type="float" office:value="89.071" calcext:value-type="float">
            <text:p>89,07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.936" calcext:value-type="float">
            <text:p>87,936</text:p>
          </table:table-cell>
          <table:table-cell office:value-type="float" office:value="91.248" calcext:value-type="float">
            <text:p>91,248</text:p>
          </table:table-cell>
          <table:table-cell office:value-type="float" office:value="92.748" calcext:value-type="float">
            <text:p>92,748</text:p>
          </table:table-cell>
          <table:table-cell office:value-type="float" office:value="92.663" calcext:value-type="float">
            <text:p>92,66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92.783" calcext:value-type="float">
            <text:p>92,783</text:p>
          </table:table-cell>
          <table:table-cell office:value-type="float" office:value="93.08" calcext:value-type="float">
            <text:p>93,08</text:p>
          </table:table-cell>
          <table:table-cell office:value-type="float" office:value="92.91" calcext:value-type="float">
            <text:p>92,91</text:p>
          </table:table-cell>
          <table:table-cell office:value-type="float" office:value="92.549" calcext:value-type="float">
            <text:p>92,54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87.811" calcext:value-type="float">
            <text:p>87,811</text:p>
          </table:table-cell>
          <table:table-cell office:value-type="float" office:value="87.073" calcext:value-type="float">
            <text:p>87,073</text:p>
          </table:table-cell>
          <table:table-cell office:value-type="float" office:value="90.52" calcext:value-type="float">
            <text:p>90,52</text:p>
          </table:table-cell>
          <table:table-cell office:value-type="float" office:value="89.131" calcext:value-type="float">
            <text:p>89,1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89.163" calcext:value-type="float">
            <text:p>89,163</text:p>
          </table:table-cell>
          <table:table-cell office:value-type="float" office:value="88.87" calcext:value-type="float">
            <text:p>88,87</text:p>
          </table:table-cell>
          <table:table-cell office:value-type="float" office:value="88.241" calcext:value-type="float">
            <text:p>88,241</text:p>
          </table:table-cell>
          <table:table-cell office:value-type="float" office:value="90.495" calcext:value-type="float">
            <text:p>90,49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93.441" calcext:value-type="float">
            <text:p>93,441</text:p>
          </table:table-cell>
          <table:table-cell office:value-type="float" office:value="93.059" calcext:value-type="float">
            <text:p>93,059</text:p>
          </table:table-cell>
          <table:table-cell office:value-type="float" office:value="92.358" calcext:value-type="float">
            <text:p>92,358</text:p>
          </table:table-cell>
          <table:table-cell office:value-type="float" office:value="92.931" calcext:value-type="float">
            <text:p>92,93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90.32" calcext:value-type="float">
            <text:p>90,32</text:p>
          </table:table-cell>
          <table:table-cell office:value-type="float" office:value="88.848" calcext:value-type="float">
            <text:p>88,848</text:p>
          </table:table-cell>
          <table:table-cell office:value-type="float" office:value="89.943" calcext:value-type="float">
            <text:p>89,943</text:p>
          </table:table-cell>
          <table:table-cell office:value-type="float" office:value="89.106" calcext:value-type="float">
            <text:p>89,10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3.525" calcext:value-type="float">
            <text:p>93,525</text:p>
          </table:table-cell>
          <table:table-cell office:value-type="float" office:value="92.19" calcext:value-type="float">
            <text:p>92,19</text:p>
          </table:table-cell>
          <table:table-cell office:value-type="float" office:value="90.308" calcext:value-type="float">
            <text:p>90,308</text:p>
          </table:table-cell>
          <table:table-cell office:value-type="float" office:value="90.22" calcext:value-type="float">
            <text:p>90,22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93.186" calcext:value-type="float">
            <text:p>93,186</text:p>
          </table:table-cell>
          <table:table-cell office:value-type="float" office:value="93.908" calcext:value-type="float">
            <text:p>93,908</text:p>
          </table:table-cell>
          <table:table-cell office:value-type="float" office:value="93.611" calcext:value-type="float">
            <text:p>93,611</text:p>
          </table:table-cell>
          <table:table-cell office:value-type="float" office:value="92.783" calcext:value-type="float">
            <text:p>92,78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89.11" calcext:value-type="float">
            <text:p>89,11</text:p>
          </table:table-cell>
          <table:table-cell office:value-type="float" office:value="88.266" calcext:value-type="float">
            <text:p>88,266</text:p>
          </table:table-cell>
          <table:table-cell office:value-type="float" office:value="89.243" calcext:value-type="float">
            <text:p>89,243</text:p>
          </table:table-cell>
          <table:table-cell office:value-type="float" office:value="88.538" calcext:value-type="float">
            <text:p>88,53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8.15" calcext:value-type="float">
            <text:p>88,15</text:p>
          </table:table-cell>
          <table:table-cell office:value-type="float" office:value="92.33" calcext:value-type="float">
            <text:p>92,33</text:p>
          </table:table-cell>
          <table:table-cell office:value-type="float" office:value="91.773" calcext:value-type="float">
            <text:p>91,773</text:p>
          </table:table-cell>
          <table:table-cell office:value-type="float" office:value="93.408" calcext:value-type="float">
            <text:p>93,408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2.252" calcext:value-type="float">
            <text:p>92,252</text:p>
          </table:table-cell>
          <table:table-cell office:value-type="float" office:value="93.356" calcext:value-type="float">
            <text:p>93,356</text:p>
          </table:table-cell>
          <table:table-cell office:value-type="float" office:value="92.231" calcext:value-type="float">
            <text:p>92,231</text:p>
          </table:table-cell>
          <table:table-cell office:value-type="float" office:value="92.528" calcext:value-type="float">
            <text:p>92,52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86.94" calcext:value-type="float">
            <text:p>86,94</text:p>
          </table:table-cell>
          <table:table-cell office:value-type="float" office:value="88.831" calcext:value-type="float">
            <text:p>88,831</text:p>
          </table:table-cell>
          <table:table-cell office:value-type="float" office:value="88.833" calcext:value-type="float">
            <text:p>88,833</text:p>
          </table:table-cell>
          <table:table-cell office:value-type="float" office:value="88.536" calcext:value-type="float">
            <text:p>88,53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1.91" calcext:value-type="float">
            <text:p>91,91</text:p>
          </table:table-cell>
          <table:table-cell office:value-type="float" office:value="91.768" calcext:value-type="float">
            <text:p>91,768</text:p>
          </table:table-cell>
          <table:table-cell office:value-type="float" office:value="93.368" calcext:value-type="float">
            <text:p>93,368</text:p>
          </table:table-cell>
          <table:table-cell office:value-type="float" office:value="90.975" calcext:value-type="float">
            <text:p>90,975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93.314" calcext:value-type="float">
            <text:p>93,314</text:p>
          </table:table-cell>
          <table:table-cell office:value-type="float" office:value="92.549" calcext:value-type="float">
            <text:p>92,549</text:p>
          </table:table-cell>
          <table:table-cell office:value-type="float" office:value="92.528" calcext:value-type="float">
            <text:p>92,528</text:p>
          </table:table-cell>
          <table:table-cell office:value-type="float" office:value="92.464" calcext:value-type="float">
            <text:p>92,46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88.803" calcext:value-type="float">
            <text:p>88,803</text:p>
          </table:table-cell>
          <table:table-cell office:value-type="float" office:value="89.223" calcext:value-type="float">
            <text:p>89,223</text:p>
          </table:table-cell>
          <table:table-cell office:value-type="float" office:value="88.951" calcext:value-type="float">
            <text:p>88,951</text:p>
          </table:table-cell>
          <table:table-cell office:value-type="float" office:value="86.928" calcext:value-type="float">
            <text:p>86,9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90.223" calcext:value-type="float">
            <text:p>90,223</text:p>
          </table:table-cell>
          <table:table-cell office:value-type="float" office:value="90.053" calcext:value-type="float">
            <text:p>90,053</text:p>
          </table:table-cell>
          <table:table-cell office:value-type="float" office:value="91.963" calcext:value-type="float">
            <text:p>91,963</text:p>
          </table:table-cell>
          <table:table-cell office:value-type="float" office:value="92.228" calcext:value-type="float">
            <text:p>92,228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93.3" calcext:value-type="float">
            <text:p>93,3</text:p>
          </table:table-cell>
          <table:table-cell office:value-type="float" office:value="93.929" calcext:value-type="float">
            <text:p>93,929</text:p>
          </table:table-cell>
          <table:table-cell office:value-type="float" office:value="93.802" calcext:value-type="float">
            <text:p>93,802</text:p>
          </table:table-cell>
          <table:table-cell office:value-type="float" office:value="92.953" calcext:value-type="float">
            <text:p>92,95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88.711" calcext:value-type="float">
            <text:p>88,711</text:p>
          </table:table-cell>
          <table:table-cell office:value-type="float" office:value="90.773" calcext:value-type="float">
            <text:p>90,773</text:p>
          </table:table-cell>
          <table:table-cell office:value-type="float" office:value="90.123" calcext:value-type="float">
            <text:p>90,123</text:p>
          </table:table-cell>
          <table:table-cell office:value-type="float" office:value="88.638" calcext:value-type="float">
            <text:p>88,63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6.54" calcext:value-type="float">
            <text:p>86,54</text:p>
          </table:table-cell>
          <table:table-cell office:value-type="float" office:value="92.605" calcext:value-type="float">
            <text:p>92,605</text:p>
          </table:table-cell>
          <table:table-cell office:value-type="float" office:value="91.19" calcext:value-type="float">
            <text:p>91,19</text:p>
          </table:table-cell>
          <table:table-cell office:value-type="float" office:value="93.31" calcext:value-type="float">
            <text:p>93,31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3.865" calcext:value-type="float">
            <text:p>93,865</text:p>
          </table:table-cell>
          <table:table-cell office:value-type="float" office:value="92.974" calcext:value-type="float">
            <text:p>92,974</text:p>
          </table:table-cell>
          <table:table-cell office:value-type="float" office:value="93.611" calcext:value-type="float">
            <text:p>93,611</text:p>
          </table:table-cell>
          <table:table-cell office:value-type="float" office:value="91.849" calcext:value-type="float">
            <text:p>91,84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6.926" calcext:value-type="float">
            <text:p>86,926</text:p>
          </table:table-cell>
          <table:table-cell office:value-type="float" office:value="92.063" calcext:value-type="float">
            <text:p>92,063</text:p>
          </table:table-cell>
          <table:table-cell office:value-type="float" office:value="92.043" calcext:value-type="float">
            <text:p>92,043</text:p>
          </table:table-cell>
          <table:table-cell office:value-type="float" office:value="90.948" calcext:value-type="float">
            <text:p>90,94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7.438" calcext:value-type="float">
            <text:p>87,438</text:p>
          </table:table-cell>
          <table:table-cell office:value-type="float" office:value="92.49" calcext:value-type="float">
            <text:p>92,49</text:p>
          </table:table-cell>
          <table:table-cell office:value-type="float" office:value="93.17" calcext:value-type="float">
            <text:p>93,17</text:p>
          </table:table-cell>
          <table:table-cell office:value-type="float" office:value="92.848" calcext:value-type="float">
            <text:p>92,848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972" calcext:value-type="float">
            <text:p>93,972</text:p>
          </table:table-cell>
          <table:table-cell office:value-type="float" office:value="93.271" calcext:value-type="float">
            <text:p>93,271</text:p>
          </table:table-cell>
          <table:table-cell office:value-type="float" office:value="93.589" calcext:value-type="float">
            <text:p>93,589</text:p>
          </table:table-cell>
          <table:table-cell office:value-type="float" office:value="93.271" calcext:value-type="float">
            <text:p>93,27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88.46" calcext:value-type="float">
            <text:p>88,46</text:p>
          </table:table-cell>
          <table:table-cell office:value-type="float" office:value="89.871" calcext:value-type="float">
            <text:p>89,871</text:p>
          </table:table-cell>
          <table:table-cell office:value-type="float" office:value="90.493" calcext:value-type="float">
            <text:p>90,493</text:p>
          </table:table-cell>
          <table:table-cell office:value-type="float" office:value="91.075" calcext:value-type="float">
            <text:p>91,07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8.028" calcext:value-type="float">
            <text:p>88,028</text:p>
          </table:table-cell>
          <table:table-cell office:value-type="float" office:value="91.188" calcext:value-type="float">
            <text:p>91,188</text:p>
          </table:table-cell>
          <table:table-cell office:value-type="float" office:value="92.27" calcext:value-type="float">
            <text:p>92,27</text:p>
          </table:table-cell>
          <table:table-cell office:value-type="float" office:value="91.845" calcext:value-type="float">
            <text:p>91,8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30:.H39])" office:value-type="float" office:value="93.2889" calcext:value-type="float">
            <text:p>93,2889</text:p>
          </table:table-cell>
          <table:table-cell table:style-name="ce3" table:formula="of:=AVERAGE([.I30:.I39])" office:value-type="float" office:value="93.2265" calcext:value-type="float">
            <text:p>93,2265</text:p>
          </table:table-cell>
          <table:table-cell table:style-name="ce2" table:formula="of:=AVERAGE([.J30:.J39])" office:value-type="float" office:value="93.2223" calcext:value-type="float">
            <text:p>93,2223</text:p>
          </table:table-cell>
          <table:table-cell table:style-name="ce2" table:formula="of:=AVERAGE([.K30:.K39])" office:value-type="float" office:value="92.7042" calcext:value-type="float">
            <text:p>92,7042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P30:.P39])" office:value-type="float" office:value="88.4071" calcext:value-type="float">
            <text:p>88,4071</text:p>
          </table:table-cell>
          <table:table-cell table:formula="of:=AVERAGE([.Q30:.Q39])" office:value-type="float" office:value="89.3889" calcext:value-type="float">
            <text:p>89,3889</text:p>
          </table:table-cell>
          <table:table-cell table:formula="of:=AVERAGE([.R30:.R39])" office:value-type="float" office:value="89.5695" calcext:value-type="float">
            <text:p>89,5695</text:p>
          </table:table-cell>
          <table:table-cell table:formula="of:=AVERAGE([.S30:.S39])" office:value-type="float" office:value="89.0962" calcext:value-type="float">
            <text:p>89,096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W30:.W39])" office:value-type="float" office:value="89.2599" calcext:value-type="float">
            <text:p>89,2599</text:p>
          </table:table-cell>
          <table:table-cell table:style-name="ce4" table:formula="of:=AVERAGE([.X30:.X39])" office:value-type="float" office:value="91.3912" calcext:value-type="float">
            <text:p>91,3912</text:p>
          </table:table-cell>
          <table:table-cell table:formula="of:=AVERAGE([.Y30:.Y39])" office:value-type="float" office:value="91.4109" calcext:value-type="float">
            <text:p>91,4109</text:p>
          </table:table-cell>
          <table:table-cell table:formula="of:=AVERAGE([.Z30:.Z39])" office:value-type="float" office:value="91.7445" calcext:value-type="float">
            <text:p>91,74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formula="of:=STDEV([.H30:.H39])" office:value-type="float" office:value="0.493815406357026" calcext:value-type="float">
            <text:p>0,493815406357026</text:p>
          </table:table-cell>
          <table:table-cell table:style-name="ce2" table:formula="of:=STDEV([.I30:.I39])" office:value-type="float" office:value="0.434267006959236" calcext:value-type="float">
            <text:p>0,434267006959236</text:p>
          </table:table-cell>
          <table:table-cell table:formula="of:=STDEV([.J30:.J39])" office:value-type="float" office:value="0.645341262003636" calcext:value-type="float">
            <text:p>0,645341262003636</text:p>
          </table:table-cell>
          <table:table-cell table:formula="of:=STDEV([.K30:.K39])" office:value-type="float" office:value="0.426953237095898" calcext:value-type="float">
            <text:p>0,426953237095898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formula="of:=STDEV([.P30:.P39])" office:value-type="float" office:value="1.0356116228265" calcext:value-type="float">
            <text:p>1,0356116228265</text:p>
          </table:table-cell>
          <table:table-cell table:formula="of:=STDEV([.Q30:.Q39])" office:value-type="float" office:value="1.49613349448949" calcext:value-type="float">
            <text:p>1,49613349448949</text:p>
          </table:table-cell>
          <table:table-cell table:formula="of:=STDEV([.R30:.R39])" office:value-type="float" office:value="1.55484977838161" calcext:value-type="float">
            <text:p>1,55484977838161</text:p>
          </table:table-cell>
          <table:table-cell table:formula="of:=STDEV([.S30:.S39])" office:value-type="float" office:value="1.19695315048019" calcext:value-type="float">
            <text:p>1,19695315048019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W30:.W39])" office:value-type="float" office:value="2.1486937349624" calcext:value-type="float">
            <text:p>2,1486937349624</text:p>
          </table:table-cell>
          <table:table-cell table:formula="of:=STDEV([.X30:.X39])" office:value-type="float" office:value="1.18321744033424" calcext:value-type="float">
            <text:p>1,18321744033424</text:p>
          </table:table-cell>
          <table:table-cell table:formula="of:=STDEV([.Y30:.Y39])" office:value-type="float" office:value="1.72054148130433" calcext:value-type="float">
            <text:p>1,72054148130433</text:p>
          </table:table-cell>
          <table:table-cell table:formula="of:=STDEV([.Z30:.Z39])" office:value-type="float" office:value="1.38450562777236" calcext:value-type="float">
            <text:p>1,38450562777236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Arquitectura 2 batch norma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Seed / Keep_prob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7.922" calcext:value-type="float">
            <text:p>87,922</text:p>
          </table:table-cell>
          <table:table-cell office:value-type="float" office:value="91.637" calcext:value-type="float">
            <text:p>91,637</text:p>
          </table:table-cell>
          <table:table-cell office:value-type="float" office:value="92.337" calcext:value-type="float">
            <text:p>92,337</text:p>
          </table:table-cell>
          <table:table-cell office:value-type="float" office:value="91.085" calcext:value-type="float">
            <text:p>91,08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0.618" calcext:value-type="float">
            <text:p>90,618</text:p>
          </table:table-cell>
          <table:table-cell office:value-type="float" office:value="91.615" calcext:value-type="float">
            <text:p>91,615</text:p>
          </table:table-cell>
          <table:table-cell office:value-type="float" office:value="92.719" calcext:value-type="float">
            <text:p>92,719</text:p>
          </table:table-cell>
          <table:table-cell office:value-type="float" office:value="91.637" calcext:value-type="float">
            <text:p>91,63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91.509" calcext:value-type="float">
            <text:p>91,509</text:p>
          </table:table-cell>
          <table:table-cell office:value-type="float" office:value="91.934" calcext:value-type="float">
            <text:p>91,934</text:p>
          </table:table-cell>
          <table:table-cell office:value-type="float" office:value="93.271" calcext:value-type="float">
            <text:p>93,271</text:p>
          </table:table-cell>
          <table:table-cell office:value-type="float" office:value="91.17" calcext:value-type="float">
            <text:p>91,1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92.104" calcext:value-type="float">
            <text:p>92,104</text:p>
          </table:table-cell>
          <table:table-cell office:value-type="float" office:value="92.295" calcext:value-type="float">
            <text:p>92,295</text:p>
          </table:table-cell>
          <table:table-cell office:value-type="float" office:value="92.592" calcext:value-type="float">
            <text:p>92,592</text:p>
          </table:table-cell>
          <table:table-cell office:value-type="float" office:value="92.167" calcext:value-type="float">
            <text:p>92,16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92.655" calcext:value-type="float">
            <text:p>92,655</text:p>
          </table:table-cell>
          <table:table-cell office:value-type="float" office:value="92.188" calcext:value-type="float">
            <text:p>92,1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2.082" calcext:value-type="float">
            <text:p>92,08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0.894" calcext:value-type="float">
            <text:p>90,894</text:p>
          </table:table-cell>
          <table:table-cell office:value-type="float" office:value="91.594" calcext:value-type="float">
            <text:p>91,594</text:p>
          </table:table-cell>
          <table:table-cell office:value-type="float" office:value="92.422" calcext:value-type="float">
            <text:p>92,422</text:p>
          </table:table-cell>
          <table:table-cell office:value-type="float" office:value="91.82" calcext:value-type="float">
            <text:p>91,8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92.698" calcext:value-type="float">
            <text:p>92,698</text:p>
          </table:table-cell>
          <table:table-cell office:value-type="float" office:value="91.276" calcext:value-type="float">
            <text:p>91,276</text:p>
          </table:table-cell>
          <table:table-cell office:value-type="float" office:value="92.04" calcext:value-type="float">
            <text:p>92,04</text:p>
          </table:table-cell>
          <table:table-cell office:value-type="float" office:value="91.276" calcext:value-type="float">
            <text:p>91,2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90.49" calcext:value-type="float">
            <text:p>90,49</text:p>
          </table:table-cell>
          <table:table-cell office:value-type="float" office:value="93.038" calcext:value-type="float">
            <text:p>93,038</text:p>
          </table:table-cell>
          <table:table-cell office:value-type="float" office:value="91.806" calcext:value-type="float">
            <text:p>91,806</text:p>
          </table:table-cell>
          <table:table-cell office:value-type="float" office:value="91.446" calcext:value-type="float">
            <text:p>91,44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0.915" calcext:value-type="float">
            <text:p>90,915</text:p>
          </table:table-cell>
          <table:table-cell office:value-type="float" office:value="92.974" calcext:value-type="float">
            <text:p>92,974</text:p>
          </table:table-cell>
          <table:table-cell office:value-type="float" office:value="91.997" calcext:value-type="float">
            <text:p>91,997</text:p>
          </table:table-cell>
          <table:table-cell office:value-type="float" office:value="91.806" calcext:value-type="float">
            <text:p>91,80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1.46" calcext:value-type="float">
            <text:p>91,46</text:p>
          </table:table-cell>
          <table:table-cell office:value-type="float" office:value="91.87" calcext:value-type="float">
            <text:p>91,87</text:p>
          </table:table-cell>
          <table:table-cell office:value-type="float" office:value="90.851" calcext:value-type="float">
            <text:p>90,851</text:p>
          </table:table-cell>
          <table:table-cell office:value-type="float" office:value="91.594" calcext:value-type="float">
            <text:p>91,594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47:.H56])" office:value-type="float" office:value="91.1265" calcext:value-type="float">
            <text:p>91,1265</text:p>
          </table:table-cell>
          <table:table-cell table:style-name="ce3" table:formula="of:=AVERAGE([.I47:.I56])" office:value-type="float" office:value="92.0421" calcext:value-type="float">
            <text:p>92,0421</text:p>
          </table:table-cell>
          <table:table-cell table:style-name="ce2" table:formula="of:=AVERAGE([.J47:.J56])" office:value-type="float" office:value="92.3136" calcext:value-type="float">
            <text:p>92,3136</text:p>
          </table:table-cell>
          <table:table-cell table:style-name="ce2" table:formula="of:=AVERAGE([.K47:.K56])" office:value-type="float" office:value="91.6083" calcext:value-type="float">
            <text:p>91,608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formula="of:=STDEV([.H47:.H56])" office:value-type="float" office:value="1.37639918709008" calcext:value-type="float">
            <text:p>1,37639918709008</text:p>
          </table:table-cell>
          <table:table-cell table:formula="of:=STDEV([.I47:.I56])" office:value-type="float" office:value="0.588880944390858" calcext:value-type="float">
            <text:p>0,588880944390858</text:p>
          </table:table-cell>
          <table:table-cell table:formula="of:=STDEV([.J47:.J56])" office:value-type="float" office:value="0.696237220110119" calcext:value-type="float">
            <text:p>0,696237220110119</text:p>
          </table:table-cell>
          <table:table-cell table:formula="of:=STDEV([.K47:.K56])" office:value-type="float" office:value="0.368809209935616" calcext:value-type="float">
            <text:p>0,368809209935616</text:p>
          </table:table-cell>
          <table:table-cell table:number-columns-repeated="1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Arquitectura bn after max pool</text:p>
          </table:table-cell>
          <table:table-cell table:number-columns-repeated="7"/>
          <table:table-cell office:value-type="string" calcext:value-type="string">
            <text:p>Arquitectura bn after max pool</text:p>
          </table:table-cell>
          <table:table-cell/>
          <table:table-cell office:value-type="string" calcext:value-type="string">
            <text:p>( Patch 3)</text:p>
          </table:table-cell>
          <table:table-cell table:number-columns-repeated="4"/>
          <table:table-cell office:value-type="string" calcext:value-type="string">
            <text:p>Arquitectura 3 batch normalization</text:p>
          </table:table-cell>
          <table:table-cell/>
          <table:table-cell office:value-type="string" calcext:value-type="string">
            <text:p>( Patch 5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eed / Keep_prob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eed / Keep_prob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ed / Keep_prob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94.63" calcext:value-type="float">
            <text:p>94,63</text:p>
          </table:table-cell>
          <table:table-cell office:value-type="float" office:value="93.823" calcext:value-type="float">
            <text:p>93,82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86.731" calcext:value-type="float">
            <text:p>86,731</text:p>
          </table:table-cell>
          <table:table-cell office:value-type="float" office:value="86.941" calcext:value-type="float">
            <text:p>86,941</text:p>
          </table:table-cell>
          <table:table-cell office:value-type="float" office:value="87.886" calcext:value-type="float">
            <text:p>87,886</text:p>
          </table:table-cell>
          <table:table-cell office:value-type="float" office:value="88.976" calcext:value-type="float">
            <text:p>88,97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7.268" calcext:value-type="float">
            <text:p>87,268</text:p>
          </table:table-cell>
          <table:table-cell office:value-type="float" office:value="90.203" calcext:value-type="float">
            <text:p>90,203</text:p>
          </table:table-cell>
          <table:table-cell office:value-type="float" office:value="91.753" calcext:value-type="float">
            <text:p>91,753</text:p>
          </table:table-cell>
          <table:table-cell office:value-type="float" office:value="91.765" calcext:value-type="float">
            <text:p>91,76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93.972" calcext:value-type="float">
            <text:p>93,972</text:p>
          </table:table-cell>
          <table:table-cell office:value-type="float" office:value="93.101" calcext:value-type="float">
            <text:p>93,10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89.211" calcext:value-type="float">
            <text:p>89,211</text:p>
          </table:table-cell>
          <table:table-cell office:value-type="float" office:value="87.558" calcext:value-type="float">
            <text:p>87,558</text:p>
          </table:table-cell>
          <table:table-cell office:value-type="float" office:value="85.703" calcext:value-type="float">
            <text:p>85,703</text:p>
          </table:table-cell>
          <table:table-cell office:value-type="float" office:value="88.458" calcext:value-type="float">
            <text:p>88,4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0.698" calcext:value-type="float">
            <text:p>90,698</text:p>
          </table:table-cell>
          <table:table-cell office:value-type="float" office:value="90.93" calcext:value-type="float">
            <text:p>90,93</text:p>
          </table:table-cell>
          <table:table-cell office:value-type="float" office:value="92.565" calcext:value-type="float">
            <text:p>92,565</text:p>
          </table:table-cell>
          <table:table-cell office:value-type="float" office:value="91.44" calcext:value-type="float">
            <text:p>91,4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92.655" calcext:value-type="float">
            <text:p>92,655</text:p>
          </table:table-cell>
          <table:table-cell office:value-type="float" office:value="92.528" calcext:value-type="float">
            <text:p>92,52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87.456" calcext:value-type="float">
            <text:p>87,456</text:p>
          </table:table-cell>
          <table:table-cell office:value-type="float" office:value="88.271" calcext:value-type="float">
            <text:p>88,271</text:p>
          </table:table-cell>
          <table:table-cell office:value-type="float" office:value="89.846" calcext:value-type="float">
            <text:p>89,846</text:p>
          </table:table-cell>
          <table:table-cell office:value-type="float" office:value="88.996" calcext:value-type="float">
            <text:p>88,99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.46" calcext:value-type="float">
            <text:p>91,46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298" calcext:value-type="float">
            <text:p>91,298</text:p>
          </table:table-cell>
          <table:table-cell office:value-type="float" office:value="91.988" calcext:value-type="float">
            <text:p>91,98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93.398" calcext:value-type="float">
            <text:p>93,398</text:p>
          </table:table-cell>
          <table:table-cell office:value-type="float" office:value="93.844" calcext:value-type="float">
            <text:p>93,84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89.008" calcext:value-type="float">
            <text:p>89,008</text:p>
          </table:table-cell>
          <table:table-cell office:value-type="float" office:value="89.271" calcext:value-type="float">
            <text:p>89,271</text:p>
          </table:table-cell>
          <table:table-cell office:value-type="float" office:value="89.603" calcext:value-type="float">
            <text:p>89,603</text:p>
          </table:table-cell>
          <table:table-cell office:value-type="float" office:value="88.348" calcext:value-type="float">
            <text:p>88,3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2.185" calcext:value-type="float">
            <text:p>92,185</text:p>
          </table:table-cell>
          <table:table-cell office:value-type="float" office:value="91.16" calcext:value-type="float">
            <text:p>91,16</text:p>
          </table:table-cell>
          <table:table-cell office:value-type="float" office:value="91.928" calcext:value-type="float">
            <text:p>91,928</text:p>
          </table:table-cell>
          <table:table-cell office:value-type="float" office:value="91.82" calcext:value-type="float">
            <text:p>91,82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92.974" calcext:value-type="float">
            <text:p>92,974</text:p>
          </table:table-cell>
          <table:table-cell office:value-type="float" office:value="93.908" calcext:value-type="float">
            <text:p>93,908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88.041" calcext:value-type="float">
            <text:p>88,041</text:p>
          </table:table-cell>
          <table:table-cell office:value-type="float" office:value="90.623" calcext:value-type="float">
            <text:p>90,623</text:p>
          </table:table-cell>
          <table:table-cell office:value-type="float" office:value="88.513" calcext:value-type="float">
            <text:p>88,513</text:p>
          </table:table-cell>
          <table:table-cell office:value-type="float" office:value="88.5556" calcext:value-type="float">
            <text:p>88,555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0.698" calcext:value-type="float">
            <text:p>90,698</text:p>
          </table:table-cell>
          <table:table-cell office:value-type="float" office:value="91.898" calcext:value-type="float">
            <text:p>91,898</text:p>
          </table:table-cell>
          <table:table-cell office:value-type="float" office:value="93.328" calcext:value-type="float">
            <text:p>93,328</text:p>
          </table:table-cell>
          <table:table-cell office:value-type="float" office:value="92.533" calcext:value-type="float">
            <text:p>92,533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91.785" calcext:value-type="float">
            <text:p>91,785</text:p>
          </table:table-cell>
          <table:table-cell office:value-type="float" office:value="92.74" calcext:value-type="float">
            <text:p>92,7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87.656" calcext:value-type="float">
            <text:p>87,656</text:p>
          </table:table-cell>
          <table:table-cell office:value-type="float" office:value="89.888" calcext:value-type="float">
            <text:p>89,888</text:p>
          </table:table-cell>
          <table:table-cell office:value-type="float" office:value="88.681" calcext:value-type="float">
            <text:p>88,681</text:p>
          </table:table-cell>
          <table:table-cell office:value-type="float" office:value="87.896" calcext:value-type="float">
            <text:p>87,89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7.853" calcext:value-type="float">
            <text:p>87,853</text:p>
          </table:table-cell>
          <table:table-cell office:value-type="float" office:value="91.183" calcext:value-type="float">
            <text:p>91,183</text:p>
          </table:table-cell>
          <table:table-cell office:value-type="float" office:value="90.14" calcext:value-type="float">
            <text:p>90,14</text:p>
          </table:table-cell>
          <table:table-cell office:value-type="float" office:value="89.893" calcext:value-type="float">
            <text:p>89,893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93.144" calcext:value-type="float">
            <text:p>93,144</text:p>
          </table:table-cell>
          <table:table-cell office:value-type="float" office:value="92.295" calcext:value-type="float">
            <text:p>92,295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89.108" calcext:value-type="float">
            <text:p>89,108</text:p>
          </table:table-cell>
          <table:table-cell office:value-type="float" office:value="90.193" calcext:value-type="float">
            <text:p>90,193</text:p>
          </table:table-cell>
          <table:table-cell office:value-type="float" office:value="90.035" calcext:value-type="float">
            <text:p>90,035</text:p>
          </table:table-cell>
          <table:table-cell office:value-type="float" office:value="89.621" calcext:value-type="float">
            <text:p>89,6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6.946" calcext:value-type="float">
            <text:p>86,946</text:p>
          </table:table-cell>
          <table:table-cell office:value-type="float" office:value="91.878" calcext:value-type="float">
            <text:p>91,878</text:p>
          </table:table-cell>
          <table:table-cell office:value-type="float" office:value="92.32" calcext:value-type="float">
            <text:p>92,32</text:p>
          </table:table-cell>
          <table:table-cell office:value-type="float" office:value="92.436" calcext:value-type="float">
            <text:p>92,436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93.462" calcext:value-type="float">
            <text:p>93,462</text:p>
          </table:table-cell>
          <table:table-cell office:value-type="float" office:value="93.25" calcext:value-type="float">
            <text:p>93,25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89.981" calcext:value-type="float">
            <text:p>89,981</text:p>
          </table:table-cell>
          <table:table-cell office:value-type="float" office:value="86.833" calcext:value-type="float">
            <text:p>86,833</text:p>
          </table:table-cell>
          <table:table-cell office:value-type="float" office:value="89.63" calcext:value-type="float">
            <text:p>89,63</text:p>
          </table:table-cell>
          <table:table-cell office:value-type="float" office:value="86.911" calcext:value-type="float">
            <text:p>86,9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7.926" calcext:value-type="float">
            <text:p>87,926</text:p>
          </table:table-cell>
          <table:table-cell office:value-type="float" office:value="92.155" calcext:value-type="float">
            <text:p>92,155</text:p>
          </table:table-cell>
          <table:table-cell office:value-type="float" office:value="91.175" calcext:value-type="float">
            <text:p>91,175</text:p>
          </table:table-cell>
          <table:table-cell office:value-type="float" office:value="90.498" calcext:value-type="float">
            <text:p>90,498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office:value-type="float" office:value="93.823" calcext:value-type="float">
            <text:p>93,823</text:p>
          </table:table-cell>
          <table:table-cell office:value-type="float" office:value="93.016" calcext:value-type="float">
            <text:p>93,016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87.483" calcext:value-type="float">
            <text:p>87,483</text:p>
          </table:table-cell>
          <table:table-cell office:value-type="float" office:value="91.883" calcext:value-type="float">
            <text:p>91,883</text:p>
          </table:table-cell>
          <table:table-cell office:value-type="float" office:value="87.916" calcext:value-type="float">
            <text:p>87,916</text:p>
          </table:table-cell>
          <table:table-cell office:value-type="float" office:value="91.278" calcext:value-type="float">
            <text:p>91,27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89.343" calcext:value-type="float">
            <text:p>89,343</text:p>
          </table:table-cell>
          <table:table-cell office:value-type="float" office:value="87.576" calcext:value-type="float">
            <text:p>87,576</text:p>
          </table:table-cell>
          <table:table-cell office:value-type="float" office:value="93.395" calcext:value-type="float">
            <text:p>93,395</text:p>
          </table:table-cell>
          <table:table-cell office:value-type="float" office:value="93.97" calcext:value-type="float">
            <text:p>93,97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93.122" calcext:value-type="float">
            <text:p>93,122</text:p>
          </table:table-cell>
          <table:table-cell office:value-type="float" office:value="93.059" calcext:value-type="float">
            <text:p>93,05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90.113" calcext:value-type="float">
            <text:p>90,113</text:p>
          </table:table-cell>
          <table:table-cell office:value-type="float" office:value="89.561" calcext:value-type="float">
            <text:p>89,561</text:p>
          </table:table-cell>
          <table:table-cell office:value-type="float" office:value="89.706" calcext:value-type="float">
            <text:p>89,706</text:p>
          </table:table-cell>
          <table:table-cell office:value-type="float" office:value="90.89" calcext:value-type="float">
            <text:p>90,8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9.023" calcext:value-type="float">
            <text:p>89,023</text:p>
          </table:table-cell>
          <table:table-cell office:value-type="float" office:value="90.713" calcext:value-type="float">
            <text:p>90,713</text:p>
          </table:table-cell>
          <table:table-cell office:value-type="float" office:value="90.96" calcext:value-type="float">
            <text:p>90,96</text:p>
          </table:table-cell>
          <table:table-cell office:value-type="float" office:value="93.008" calcext:value-type="float">
            <text:p>93,0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formula="of:=AVERAGE([.H66:.H75])" office:value-type="string" office:string-value="" calcext:value-type="error">
            <text:p>#DIV/0!</text:p>
          </table:table-cell>
          <table:table-cell table:style-name="ce4" table:formula="of:=AVERAGE([.I66:.I75])" office:value-type="float" office:value="93.2965" calcext:value-type="float">
            <text:p>93,2965</text:p>
          </table:table-cell>
          <table:table-cell table:formula="of:=AVERAGE([.J66:.J75])" office:value-type="float" office:value="93.1564" calcext:value-type="float">
            <text:p>93,1564</text:p>
          </table:table-cell>
          <table:table-cell table:formula="of:=AVERAGE([.K66:.K75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formula="of:=AVERAGE([.P66:.P75])" office:value-type="float" office:value="88.4788" calcext:value-type="float">
            <text:p>88,4788</text:p>
          </table:table-cell>
          <table:table-cell table:formula="of:=AVERAGE([.Q66:.Q75])" office:value-type="float" office:value="89.1022" calcext:value-type="float">
            <text:p>89,1022</text:p>
          </table:table-cell>
          <table:table-cell table:formula="of:=AVERAGE([.R66:.R75])" office:value-type="float" office:value="88.7519" calcext:value-type="float">
            <text:p>88,7519</text:p>
          </table:table-cell>
          <table:table-cell table:formula="of:=AVERAGE([.S66:.S75])" office:value-type="float" office:value="88.99296" calcext:value-type="float">
            <text:p>88,99296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W66:.W75])" office:value-type="float" office:value="89.34" calcext:value-type="float">
            <text:p>89,34</text:p>
          </table:table-cell>
          <table:table-cell table:style-name="ce4" table:formula="of:=AVERAGE([.X66:.X75])" office:value-type="float" office:value="90.8401" calcext:value-type="float">
            <text:p>90,8401</text:p>
          </table:table-cell>
          <table:table-cell table:formula="of:=AVERAGE([.Y66:.Y75])" office:value-type="float" office:value="91.8862" calcext:value-type="float">
            <text:p>91,8862</text:p>
          </table:table-cell>
          <table:table-cell table:formula="of:=AVERAGE([.Z66:.Z75])" office:value-type="float" office:value="91.9351" calcext:value-type="float">
            <text:p>91,93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table:formula="of:=STDEV([.H66:.H75])" office:value-type="string" office:string-value="" calcext:value-type="error">
            <text:p>#DIV/0!</text:p>
          </table:table-cell>
          <table:table-cell table:formula="of:=STDEV([.I66:.I75])" office:value-type="float" office:value="0.774832204057396" calcext:value-type="float">
            <text:p>0,774832204057396</text:p>
          </table:table-cell>
          <table:table-cell table:formula="of:=STDEV([.J66:.J75])" office:value-type="float" office:value="0.561086881765103" calcext:value-type="float">
            <text:p>0,561086881765103</text:p>
          </table:table-cell>
          <table:table-cell table:formula="of:=STDEV([.K66:.K75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tdev</text:p>
          </table:table-cell>
          <table:table-cell table:formula="of:=STDEV([.P66:.P75])" office:value-type="float" office:value="1.15952517101709" calcext:value-type="float">
            <text:p>1,15952517101709</text:p>
          </table:table-cell>
          <table:table-cell table:formula="of:=STDEV([.Q66:.Q75])" office:value-type="float" office:value="1.66624993456697" calcext:value-type="float">
            <text:p>1,66624993456697</text:p>
          </table:table-cell>
          <table:table-cell table:formula="of:=STDEV([.R66:.R75])" office:value-type="float" office:value="1.33564553265037" calcext:value-type="float">
            <text:p>1,33564553265037</text:p>
          </table:table-cell>
          <table:table-cell table:formula="of:=STDEV([.S66:.S75])" office:value-type="float" office:value="1.31851000687224" calcext:value-type="float">
            <text:p>1,31851000687224</text:p>
          </table:table-cell>
          <table:table-cell table:number-columns-repeated="2"/>
          <table:table-cell office:value-type="string" calcext:value-type="string">
            <text:p>Stdev</text:p>
          </table:table-cell>
          <table:table-cell table:formula="of:=STDEV([.W66:.W75])" office:value-type="float" office:value="1.84427751587324" calcext:value-type="float">
            <text:p>1,84427751587324</text:p>
          </table:table-cell>
          <table:table-cell table:formula="of:=STDEV([.X66:.X75])" office:value-type="float" office:value="1.3016229570126" calcext:value-type="float">
            <text:p>1,3016229570126</text:p>
          </table:table-cell>
          <table:table-cell table:formula="of:=STDEV([.Y66:.Y75])" office:value-type="float" office:value="1.04256902782395" calcext:value-type="float">
            <text:p>1,04256902782395</text:p>
          </table:table-cell>
          <table:table-cell table:formula="of:=STDEV([.Z66:.Z75])" office:value-type="float" office:value="1.17501068080252" calcext:value-type="float">
            <text:p>1,17501068080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09:27:14.386618956</dc:date>
    <meta:editing-duration>PT2H53M34S</meta:editing-duration>
    <meta:editing-cycles>6</meta:editing-cycles>
    <meta:generator>LibreOffice/5.3.6.1$Linux_X86_64 LibreOffice_project/30$Build-1</meta:generator>
    <meta:document-statistic meta:table-count="1" meta:cell-count="570" meta:object-count="0"/>
  </office:meta>
</office:document-meta>
</file>